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811cm" fo:margin-left="3.635cm" table:align="left"/>
    </style:style>
    <style:style style:name="Table1.A" style:family="table-column">
      <style:table-column-properties style:column-width="2.752cm"/>
    </style:style>
    <style:style style:name="Table1.B" style:family="table-column">
      <style:table-column-properties style:column-width="6.05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74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bbd17" officeooo:paragraph-rsid="001bbd1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bbd17" officeooo:paragraph-rsid="001bbd17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bdac3" officeooo:paragraph-rsid="001bdac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cef22" officeooo:paragraph-rsid="001cef22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cef22" officeooo:paragraph-rsid="001cef22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bold" officeooo:rsid="001cef22" officeooo:paragraph-rsid="001ea8c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cef22" officeooo:paragraph-rsid="001cef22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1bdac3" officeooo:paragraph-rsid="001bdac3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rsid="001cef22" officeooo:paragraph-rsid="001cef22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fo:font-weight="bold" officeooo:rsid="001bdac3" officeooo:paragraph-rsid="001bdac3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5pt" fo:font-weight="bold" officeooo:rsid="001cef22" officeooo:paragraph-rsid="001cef22" style:font-size-asian="15pt" style:font-weight-asian="bold" style:font-size-complex="15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5pt" style:text-underline-style="none" fo:font-weight="normal" officeooo:rsid="001bdac3" officeooo:paragraph-rsid="001cef22" style:font-size-asian="15pt" style:font-weight-asian="normal" style:font-size-complex="1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5pt" style:text-underline-style="none" fo:font-weight="normal" officeooo:rsid="001bdac3" officeooo:paragraph-rsid="001ea8c4" style:font-size-asian="15pt" style:font-weight-asian="normal" style:font-size-complex="15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5pt" style:text-underline-style="none" fo:font-weight="normal" officeooo:rsid="001bdac3" officeooo:paragraph-rsid="00209a72" style:font-size-asian="15pt" style:font-weight-asian="normal" style:font-size-complex="15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5pt" style:text-underline-style="none" fo:font-weight="normal" officeooo:rsid="001cef22" officeooo:paragraph-rsid="001cef22" style:font-size-asian="15pt" style:font-weight-asian="normal" style:font-size-complex="15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5pt" fo:font-style="normal" style:text-underline-style="none" fo:font-weight="normal" officeooo:rsid="001ea8c4" officeooo:paragraph-rsid="001ea8c4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5pt" fo:font-style="normal" style:text-underline-style="none" fo:font-weight="normal" officeooo:rsid="001bdac3" officeooo:paragraph-rsid="001ea8c4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5pt" fo:font-style="normal" style:text-underline-style="none" fo:font-weight="normal" officeooo:rsid="001bdac3" officeooo:paragraph-rsid="00209a72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5pt" fo:font-style="normal" style:text-underline-style="none" fo:font-weight="normal" officeooo:rsid="00209a72" officeooo:paragraph-rsid="00209a72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5pt" fo:font-style="normal" style:text-underline-style="none" fo:font-weight="bold" officeooo:rsid="001ea8c4" officeooo:paragraph-rsid="001ea8c4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bdac3"/>
    </style:style>
    <style:style style:name="T2" style:family="text">
      <style:text-properties officeooo:rsid="001cef2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ea8c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9a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IN SQL OPERATION TYPES</text:p>
      <text:p text:style-name="P1"/>
      <text:p text:style-name="P3"><text:tab/><text:tab/><text:tab/><text:tab/><text:tab/> <text:s/>student table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Id</text:p>
          </table:table-cell>
          <table:table-cell table:style-name="Table1.B1" office:value-type="string">
            <text:p text:style-name="P10"><text:span text:style-name="T2">n</text:span>ame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P8">Abey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8">Abhijay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8">Aswin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B2" office:value-type="string">
            <text:p text:style-name="P8">Anil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B2" office:value-type="string">
            <text:p text:style-name="P8">Athul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B2" office:value-type="string">
            <text:p text:style-name="P8">Fanish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B2" office:value-type="string">
            <text:p text:style-name="P8">Nikhil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B2" office:value-type="string">
            <text:p text:style-name="P8">Jison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B2" office:value-type="string">
            <text:p text:style-name="P8">Aravind</text:p>
          </table:table-cell>
        </table:table-row>
        <table:table-row table:style-name="Table1.11">
          <table:table-cell table:style-name="Table1.A2" office:value-type="string">
            <text:p text:style-name="P8">10</text:p>
          </table:table-cell>
          <table:table-cell table:style-name="Table1.B2" office:value-type="string">
            <text:p text:style-name="P8">Vinayak</text:p>
          </table:table-cell>
        </table:table-row>
      </table:table>
      <text:p text:style-name="P2"/>
      <text:p text:style-name="P2"><text:tab/><text:tab/><text:tab/><text:tab/><text:tab/><text:span text:style-name="T2">Teacher table</text:span></text:p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id</text:p>
          </table:table-cell>
          <table:table-cell table:style-name="Table2.A1" office:value-type="string">
            <text:p text:style-name="P11">name</text:p>
          </table:table-cell>
          <table:table-cell table:style-name="Table2.C1" office:value-type="string">
            <text:p text:style-name="P11">fav_stud_id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Geetha</text:p>
          </table:table-cell>
          <table:table-cell table:style-name="Table2.C2" office:value-type="string">
            <text:p text:style-name="P9">3</text:p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9">Jayasree</text:p>
          </table:table-cell>
          <table:table-cell table:style-name="Table2.C2" office:value-type="string">
            <text:p text:style-name="P9">6</text:p>
          </table:table-cell>
        </table:table-row>
        <table:table-row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9">Sabira</text:p>
          </table:table-cell>
          <table:table-cell table:style-name="Table2.C2" office:value-type="string">
            <text:p text:style-name="P9">2</text:p>
          </table:table-cell>
        </table:table-row>
        <table:table-row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P9">Beena</text:p>
          </table:table-cell>
          <table:table-cell table:style-name="Table2.C2" office:value-type="string">
            <text:p text:style-name="P9">9</text:p>
          </table:table-cell>
        </table:table-row>
        <table:table-row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9">Divya</text:p>
          </table:table-cell>
          <table:table-cell table:style-name="Table2.C2" office:value-type="string">
            <text:p text:style-name="P9">12</text:p>
          </table:table-cell>
        </table:table-row>
        <table:table-row>
          <table:table-cell table:style-name="Table2.A2" office:value-type="string">
            <text:p text:style-name="P9">6</text:p>
          </table:table-cell>
          <table:table-cell table:style-name="Table2.A2" office:value-type="string">
            <text:p text:style-name="P9">Manoj</text:p>
          </table:table-cell>
          <table:table-cell table:style-name="Table2.C2" office:value-type="string">
            <text:p text:style-name="P9">14</text:p>
          </table:table-cell>
        </table:table-row>
      </table:table>
      <text:p text:style-name="P2"/>
      <text:p text:style-name="P2"/>
      <text:p text:style-name="P7"/>
      <text:p text:style-name="P7"/>
      <text:p text:style-name="P7">Queries</text:p>
      <text:p text:style-name="P4"/>
      <text:p text:style-name="P6">1. INNER <text:span text:style-name="T1">JOIN</text:span> <text:span text:style-name="T3">or</text:span> JOIN</text:p>
      <text:p text:style-name="P5"/>
      <text:p text:style-name="P12">mysql&gt; SELECT student.name , teacher.name </text:p>
      <text:p text:style-name="P12">FROM student LEFT </text:p>
      <text:p text:style-name="P12"><text:span text:style-name="T2">INNER </text:span>JOIN teacher </text:p>
      <text:p text:style-name="P12">ON student.id=teacher.fav_stud_id;</text:p>
      <text:p text:style-name="P12"/>
      <text:p text:style-name="P15"/>
      <text:p text:style-name="P15"/>
      <text:p text:style-name="P15"/>
      <text:p text:style-name="P15"><text:soft-page-break/><text:span text:style-name="T5">output</text:span> </text:p>
      <text:p text:style-name="P15"/>
      <text:p text:style-name="P15">+---------+----------+</text:p>
      <text:p text:style-name="P15">| name <text:s text:c="3"/>| name <text:s text:c="4"/>|</text:p>
      <text:p text:style-name="P15">+---------+----------+</text:p>
      <text:p text:style-name="P15">| aswin <text:s text:c="3"/>| geetha <text:s text:c="2"/>|</text:p>
      <text:p text:style-name="P15">| fanish <text:s text:c="2"/>| jayasree |</text:p>
      <text:p text:style-name="P15">| abhijay | sabira <text:s text:c="4"/>|</text:p>
      <text:p text:style-name="P15">| aravind | beena <text:s text:c="4"/>|</text:p>
      <text:p text:style-name="P15">+---------+----------+</text:p>
      <text:p text:style-name="P16"/>
      <text:p text:style-name="P16"/>
      <text:p text:style-name="P16"/>
      <text:p text:style-name="P16"><text:span text:style-name="T5">2</text:span>. <text:span text:style-name="T5">LEFT JOIN</text:span></text:p>
      <text:p text:style-name="P16"><text:span text:style-name="T5"/></text:p>
      <text:p text:style-name="P13">mysql&gt; SELECT student.name , teacher.name </text:p>
      <text:p text:style-name="P13">FROM student LEFT </text:p>
      <text:p text:style-name="P13"><text:span text:style-name="T4">LEFT </text:span>JOIN teacher </text:p>
      <text:p text:style-name="P17">ON student.id=teacher.fav_stud_id;</text:p>
      <text:p text:style-name="P17"><text:span text:style-name="T5"/></text:p>
      <text:p text:style-name="P17"><text:span text:style-name="T5"/></text:p>
      <text:p text:style-name="P20">output</text:p>
      <text:p text:style-name="P16"/>
      <text:p text:style-name="P16"/>
      <text:p text:style-name="P16">+---------+----------+</text:p>
      <text:p text:style-name="P16">| name <text:s text:c="3"/>| name <text:s text:c="4"/>|</text:p>
      <text:p text:style-name="P16">+---------+----------+</text:p>
      <text:p text:style-name="P16">| abey <text:s text:c="5"/>| NULL <text:s text:c="2"/>|</text:p>
      <text:p text:style-name="P16">| abhijay | sabira <text:s text:c="4"/>|</text:p>
      <text:p text:style-name="P16">| aswin <text:s text:c="3"/>| geetha <text:s text:c="2"/>|</text:p>
      <text:p text:style-name="P16">| anil <text:s text:c="6"/>| NULL <text:s text:c="3"/>|</text:p>
      <text:p text:style-name="P16">| athul <text:s text:c="4"/>| NULL <text:s text:c="3"/>|</text:p>
      <text:p text:style-name="P16">| fanish <text:s text:c="2"/>| jayasree |</text:p>
      <text:p text:style-name="P16">| nikhil <text:s text:c="3"/>| NULL <text:s text:c="3"/>|</text:p>
      <text:p text:style-name="P16">| jison <text:s text:c="4"/>| NULL <text:s text:c="3"/>|</text:p>
      <text:p text:style-name="P16">| aravind | beena <text:s text:c="4"/>|</text:p>
      <text:p text:style-name="P16">| vinayak | NULL <text:s text:c="3"/>|</text:p>
      <text:p text:style-name="P16">+---------+----------+</text:p>
      <text:p text:style-name="P16"/>
      <text:p text:style-name="P16"/>
      <text:p text:style-name="P20">3. RIGHT JOIN</text:p>
      <text:p text:style-name="P20"/>
      <text:p text:style-name="P13">mysql&gt; SELECT student.name , teacher.name </text:p>
      <text:p text:style-name="P13">FROM student LEFT </text:p>
      <text:p text:style-name="P13"><text:span text:style-name="T4">RIGHT </text:span>JOIN teacher </text:p>
      <text:p text:style-name="P17">ON student.id=teacher.fav_stud_id;</text:p>
      <text:p text:style-name="P17"><text:span text:style-name="T5"/></text:p>
      <text:p text:style-name="P17"><text:span text:style-name="T5"/></text:p>
      <text:p text:style-name="P20"><text:soft-page-break/>output</text:p>
      <text:p text:style-name="P16"/>
      <text:p text:style-name="P16"/>
      <text:p text:style-name="P16">+---------+----------+</text:p>
      <text:p text:style-name="P16">| name <text:s text:c="4"/>| name <text:s text:c="4"/>|</text:p>
      <text:p text:style-name="P16">+---------+----------+</text:p>
      <text:p text:style-name="P16">| aswin <text:s text:c="4"/>| geetha <text:s text:c="2"/>|</text:p>
      <text:p text:style-name="P16">| fanish <text:s text:c="3"/>| jayasree |</text:p>
      <text:p text:style-name="P16">| abhijay <text:s/>| sabira <text:s text:c="3"/>|</text:p>
      <text:p text:style-name="P16">| aravind <text:s/>| beena <text:s text:c="3"/>|</text:p>
      <text:p text:style-name="P16">| NULL <text:s text:c="3"/>| divya <text:s text:c="3"/>|</text:p>
      <text:p text:style-name="P16">| NULL <text:s text:c="3"/>| manoj <text:s text:c="2"/>|</text:p>
      <text:p text:style-name="P16">+---------+----------+</text:p>
      <text:p text:style-name="P16"/>
      <text:p text:style-name="P16"/>
      <text:p text:style-name="P16"/>
      <text:p text:style-name="P16"/>
      <text:p text:style-name="P20">4. FULL JOIN (using UNION)</text:p>
      <text:p text:style-name="P20"/>
      <text:p text:style-name="P20"/>
      <text:p text:style-name="P13">mysql&gt; SELECT student.name , teacher.name </text:p>
      <text:p text:style-name="P13">FROM student LEFT </text:p>
      <text:p text:style-name="P13"><text:span text:style-name="T4">LEFT </text:span>JOIN teacher </text:p>
      <text:p text:style-name="P17">ON student.id=teacher.fav_stud_id;</text:p>
      <text:p text:style-name="P16">UNION</text:p>
      <text:p text:style-name="P13">mysql&gt; SELECT student.name , teacher.name </text:p>
      <text:p text:style-name="P13">FROM student LEFT </text:p>
      <text:p text:style-name="P13"><text:span text:style-name="T4">RIGHT </text:span>JOIN teacher </text:p>
      <text:p text:style-name="P17">ON student.id=teacher.fav_stud_id;</text:p>
      <text:p text:style-name="P17"/>
      <text:p text:style-name="P20">output</text:p>
      <text:p text:style-name="P16"/>
      <text:p text:style-name="P16">+---------+----------+</text:p>
      <text:p text:style-name="P16">| name <text:s text:c="3"/>| name <text:s text:c="5"/>|</text:p>
      <text:p text:style-name="P16">+---------+----------+</text:p>
      <text:p text:style-name="P16">| abey <text:s text:c="6"/>| NULL <text:s text:c="2"/>|</text:p>
      <text:p text:style-name="P16">| abhijay <text:s/>| sabira <text:s text:c="4"/>|</text:p>
      <text:p text:style-name="P16">| aswin <text:s text:c="4"/>| geetha <text:s text:c="2"/>|</text:p>
      <text:p text:style-name="P16">| anil <text:s text:c="7"/>| NULL <text:s text:c="3"/>|</text:p>
      <text:p text:style-name="P16">| athul <text:s text:c="5"/>| NULL <text:s text:c="3"/>|</text:p>
      <text:p text:style-name="P16">| fanish <text:s text:c="3"/>| jayasree |</text:p>
      <text:p text:style-name="P16">| nikhil <text:s text:c="4"/>| NULL <text:s text:c="2"/>|</text:p>
      <text:p text:style-name="P16">| jison <text:s text:c="5"/>| NULL <text:s text:c="3"/>|</text:p>
      <text:p text:style-name="P16">| aravind <text:s/>| beena <text:s text:c="4"/>|</text:p>
      <text:p text:style-name="P16">| vinayak | NULL <text:s text:c="3"/>|</text:p>
      <text:p text:style-name="P16">| NULL <text:s text:c="3"/>| divya <text:s text:c="4"/>|</text:p>
      <text:p text:style-name="P16">| NULL <text:s text:c="3"/>| manoj <text:s text:c="3"/>|</text:p>
      <text:p text:style-name="P16">+---------+----------+</text:p>
      <text:p text:style-name="P16"><text:soft-page-break/></text:p>
      <text:p text:style-name="P19">&lt;&lt;</text:p>
      <text:p text:style-name="P19"/>
      <text:p text:style-name="P19">or</text:p>
      <text:p text:style-name="P19"/>
      <text:p text:style-name="P14">mysql&gt; SELECT student.name , teacher.name </text:p>
      <text:p text:style-name="P14">FROM student LEFT </text:p>
      <text:p text:style-name="P14"><text:span text:style-name="T6">FULL </text:span>JOIN teacher </text:p>
      <text:p text:style-name="P18">ON student.id=teacher.fav_stud_id; </text:p>
      <text:p text:style-name="P18"/>
      <text:p text:style-name="P18"><text:s/><text:span text:style-name="T6">&gt;&gt; not working in out system</text:span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0.5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2:50:55.480312175</meta:creation-date>
    <dc:date>2018-09-05T15:06:00.032202710</dc:date>
    <meta:editing-duration>PT1M12S</meta:editing-duration>
    <meta:editing-cycles>1</meta:editing-cycles>
    <meta:document-statistic meta:table-count="2" meta:image-count="0" meta:object-count="0" meta:page-count="4" meta:paragraph-count="131" meta:word-count="375" meta:character-count="2115" meta:non-whitespace-character-count="1660"/>
    <meta:generator>LibreOffice/6.0.3.2$Linux_X86_64 LibreOffice_project/00m0$Build-2</meta:generator>
  </office:meta>
</office:document-meta>
</file>